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f0e48" officeooo:paragraph-rsid="000f0e48"/>
    </style:style>
    <style:style style:name="P2" style:family="paragraph" style:parent-style-name="Standard">
      <style:text-properties style:font-name="FreeMono" officeooo:rsid="000fbb1b" officeooo:paragraph-rsid="000fbb1b"/>
    </style:style>
    <style:style style:name="P3" style:family="paragraph" style:parent-style-name="Standard">
      <style:text-properties style:font-name="FreeMono" officeooo:rsid="0011cda9" officeooo:paragraph-rsid="0011cda9"/>
    </style:style>
    <style:style style:name="P4" style:family="paragraph" style:parent-style-name="Standard" style:master-page-name="">
      <loext:graphic-properties draw:fill="none"/>
      <style:paragraph-properties fo:margin-left="0.5in" fo:margin-right="0.4366in" fo:text-align="justify" style:justify-single-word="false" fo:text-indent="0in" style:auto-text-indent="false" style:page-number="auto" fo:background-color="transparent"/>
      <style:text-properties officeooo:paragraph-rsid="0011cda9"/>
    </style:style>
    <style:style style:name="P5" style:family="paragraph" style:parent-style-name="Standard">
      <loext:graphic-properties draw:fill="none"/>
      <style:paragraph-properties fo:margin-left="0.5in" fo:margin-right="0.4366in" fo:text-align="justify" style:justify-single-word="false" fo:text-indent="0in" style:auto-text-indent="false" fo:background-color="transparent"/>
      <style:text-properties officeooo:paragraph-rsid="0011cda9"/>
    </style:style>
    <style:style style:name="P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FreeMono" officeooo:rsid="0012d3fb" officeooo:paragraph-rsid="0012d3fb"/>
    </style:style>
    <style:style style:name="P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FreeMono" officeooo:rsid="0012d3fb" officeooo:paragraph-rsid="0012d3fb"/>
    </style:style>
    <style:style style:name="P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FreeMono" officeooo:rsid="00143ca0" officeooo:paragraph-rsid="00143ca0"/>
    </style:style>
    <style:style style:name="T1" style:family="text">
      <style:text-properties fo:font-style="italic" style:font-style-asian="italic" style:font-style-complex="italic"/>
    </style:style>
    <style:style style:name="T2" style:family="text">
      <style:text-properties fo:font-style="italic" officeooo:rsid="0015f469"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19dc0" style:font-style-asian="normal" style:font-style-complex="normal"/>
    </style:style>
    <style:style style:name="T5" style:family="text">
      <style:text-properties fo:font-style="normal" officeooo:rsid="0011cda9" style:font-style-asian="normal" style:font-style-complex="normal"/>
    </style:style>
    <style:style style:name="T6" style:family="text">
      <style:text-properties fo:font-style="normal" officeooo:rsid="0012d3fb" style:font-style-asian="normal" style:font-style-complex="normal"/>
    </style:style>
    <style:style style:name="T7" style:family="text">
      <style:text-properties fo:font-style="normal" officeooo:rsid="00143ca0" style:font-style-asian="normal" style:font-style-complex="normal"/>
    </style:style>
    <style:style style:name="T8" style:family="text">
      <style:text-properties fo:font-style="normal" officeooo:rsid="0015a38e" style:font-style-asian="normal" style:font-style-complex="normal"/>
    </style:style>
    <style:style style:name="T9" style:family="text">
      <style:text-properties fo:font-style="normal" officeooo:rsid="0015f46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Homework 5</text:p>
      <text:p text:style-name="P1"/>
      <text:p text:style-name="P2">1.<text:tab/>The article seems to describe a good ruler as someone with <text:span text:style-name="T1">li</text:span><text:span text:style-name="T3">, which I believe </text:span><text:span text:style-name="T4">can act</text:span><text:span text:style-name="T3"> as a catch all for </text:span><text:span text:style-name="T4">both outward and inward personality and behavior. The anecdotes describe a ruler as someone who rules in a just manner, never by force or coercion, and with the integrity of his people as utmost importance. This is because people who are citizens of a system which uses force to create uniformity will push back, and citizens of a system which uses cohesion </text:span><text:span text:style-name="T5">and trust</text:span><text:span text:style-name="T4"> to create uniformity will autonomously work toward that goal.</text:span></text:p>
      <text:p text:style-name="P2"><text:span text:style-name="T4"/></text:p>
      <text:p text:style-name="P3"><text:span text:style-name="T4">2.<text:tab/></text:span><text:span text:style-name="T3">Oh man, there's a really great reference here for </text:span><text:span text:style-name="T1">Diamond Age</text:span><text:span text:style-name="T3"> by Neal Stephenson. Near the conclusion of the story, a Dr. X is discussing how The Seed – an omnipotent manufacturing device – would save </text:span><text:span text:style-name="T8">or restore </text:span><text:span text:style-name="T3">Eastern culture from the influence of the West. </text:span><text:span text:style-name="T6">It's a somewhat long passage, bear with me.</text:span></text:p>
      <text:p text:style-name="P3"><text:span text:style-name="T3"/></text:p>
      <text:p text:style-name="P4">“They do not understand. They think of the Seed from a Western perspective. Your cultures—and that of the Coastal Republic—are poorly organized. There is no respect for order, no reverence for authority. Order must be enforced from above lest anarchy break out. You are afraid to give the Seed to your people because they can use it to make weapons, viruses, drugs of their own design, and destroy order. You enforce order through control of the Feed. But in the Celestial Kingdom, we are disciplined, we revere authority, we have order within our own minds, and hence the family is orderly, the village is orderly, the state is orderly. In our hands the Seed would be harmless.” “Why do you need it?” Hackworth said. “We must have technology to live,” Dr. X said, “but we must have it with our own.” Hackworth thought for a moment that Dr. X was referring to the beverage. But the Doctor began to trace characters on the tabletop, his hand moving deftly and gracefully, the brocade sleeve rasping across the plastic surface. “Yong is the outer manifestation of something. Ti is the underlying essence. Technology is a yong associated with a particular ti that is”—the Doctor stumbled here and, through a noticeable effort, refrained from using pejorative terms like barbarian or gwailo—“that is Western, and completely alien to us. For centuries, since the time of the Opium Wars, we have struggled to absorb the yong of technology without importing the Western ti. But it has been impossible. Just as our ancestors could not open our ports to the West without accepting the poison of opium, we could not open our lives to Western technology without taking in the Western ideas, which have been as a plague on our society. The result has been centuries of chaos. We ask you to end that by giving as the Seed.” “I do not understand why the Seed will help you.” “The Seed is technology rooted in the Chinese ti. We have lived by the Seed for five thousand years,” Dr. X said. He waved his hand toward the window. “These were rice paddies before they were parking lots. Rice was the basis for our society. Peasants planted the seeds and had highest status in the Confucian hierarchy. As the Master said, ‘Let the producers be many and the consumers few.’ When the Feed came in from Atlantis, From Nippon, we no longer had to plant, because the rice now came From the matter compiler. It was the destruction of our society. When our society was based upon planting, it could truly be said, as the Master did, ‘Virtue is the root; wealth is the result.’ But under the Western ti, wealth comes not from virtue but from cleverness. So the filial relationships became deranged. Chaos,” Dr. <text:soft-page-break/>X said regretfully, then looked up From his tea and nodded out the window. “Parking lots and chaos.”</text:p>
      <text:p text:style-name="P5"/>
      <text:p text:style-name="P6"><text:span text:style-name="T3"><text:tab/>This conversation stuck with me </text:span><text:span text:style-name="T7">because it describes an entirely new view of culture and society, one which didn't make sense to me at the time. I think Dr. X is explaining, in quite different terms, the same principles outlined in our homework article. The people lowest on the social ladder were responsible for the well being of the entire society, and thus had the highest status. But “The Feed” – an analogy for Western manufacturing and industrialization – upturned the hierarchy and implicitly brought about the “wealth from cleverness.”</text:span></text:p>
      <text:p text:style-name="P7"><text:span text:style-name="T7"/></text:p>
      <text:p text:style-name="P8"><text:span text:style-name="T7">S</text:span><text:span text:style-name="T3">tepping away from the cyberpunk novel, I think that we already have a similar but alternate approach here in America. Political parties state their virtues: “family values,” racial equality, pro-life or pro-choice, etcetera; they aren't the same form of virtue as described, and in fact I think they are almost antithetical to the style of rule being discussed. </text:span><text:span text:style-name="T9">Unfortunately, the modern world appears to be entirely Western governments, there isn't a clear example of the </text:span><text:span text:style-name="T2">li</text:span><text:span text:style-name="T9"> based rule still in effect. I don't know what a modern Confucian society would look like, to believe </text:span><text:span text:style-name="T2">Diamond Age</text:span><text:span text:style-name="T9"> and our assigned reading would be to say that everything is perfect and right, that social plagues which catch so much attention on today's media would disappear. Maybe 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0:53:33.351963094</meta:creation-date>
    <dc:date>2016-09-13T11:58:50.915251416</dc:date>
    <meta:editing-duration>PT18M37S</meta:editing-duration>
    <meta:editing-cycles>5</meta:editing-cycles>
    <meta:generator>LibreOffice/5.2.1.2$Linux_X86_64 LibreOffice_project/20m0$Build-2</meta:generator>
    <meta:document-statistic meta:table-count="0" meta:image-count="0" meta:object-count="0" meta:page-count="2" meta:paragraph-count="8" meta:word-count="858" meta:character-count="4965" meta:non-whitespace-character-count="4114"/>
  </office:meta>
</office:document-meta>
</file>